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3" style:family="graphic" style:parent-style-name="standard">
      <style:graphic-properties draw:stroke="none" draw:fill="none" draw:fill-color="#000000" draw:shadow="hidden"/>
    </style:style>
    <style:style style:name="gr4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212cm" fo:padding-right="0.212cm"/>
    </style:style>
    <style:style style:name="gr5" style:family="graphic" style:parent-style-name="standard">
      <style:graphic-properties draw:stroke="none" draw:fill="none" draw:textarea-vertical-align="middle" fo:min-height="1.147cm" fo:min-width="2.54cm" fo:padding-top="0.141cm" fo:padding-bottom="0.141cm" fo:padding-left="0.212cm" fo:padding-right="0.212cm"/>
    </style:style>
    <style:style style:name="gr6" style:family="graphic" style:parent-style-name="standard">
      <style:graphic-properties draw:stroke="none" draw:fill="none" draw:textarea-vertical-align="middle" fo:min-height="1.755cm" fo:min-width="2.54cm" fo:padding-top="0.141cm" fo:padding-bottom="0.141cm" fo:padding-left="0.212cm" fo:padding-right="0.212cm"/>
    </style:style>
    <style:style style:name="gr7" style:family="graphic" style:parent-style-name="standard">
      <style:graphic-properties draw:stroke="none" draw:fill="none" draw:textarea-vertical-align="middle" fo:min-height="0.348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solid" svg:stroke-width="0.026cm" svg:stroke-color="#000000" draw:marker-end="Marker_5f_0" draw:marker-end-width="0.321cm" svg:stroke-opacity="100%" draw:stroke-linejoin="round" draw:fill="none" fo:padding-top="0.138cm" fo:padding-bottom="0.138cm" fo:padding-left="0.263cm" fo:padding-right="0.263cm" draw:shadow="hidden"/>
    </style:style>
    <style:style style:name="gr9" style:family="graphic" style:parent-style-name="standard">
      <style:graphic-properties draw:stroke="solid" svg:stroke-width="0.026cm" svg:stroke-color="#000000" draw:marker-start="Marker_5f_2" draw:marker-start-width="0.225cm" svg:stroke-opacity="100%" draw:stroke-linejoin="round" draw:fill="none" fo:padding-top="0.138cm" fo:padding-bottom="0.138cm" fo:padding-left="0.263cm" fo:padding-right="0.263cm" draw:shadow="hidden"/>
    </style:style>
    <style:style style:name="gr10" style:family="graphic" style:parent-style-name="standard">
      <style:graphic-properties draw:stroke="none" draw:fill="none" draw:textarea-vertical-align="top" fo:min-height="5.271cm" fo:min-width="2.54cm" fo:padding-top="0.035cm" fo:padding-bottom="0.035cm" fo:padding-left="0.035cm" fo:padding-right="0.035cm"/>
    </style:style>
    <style:style style:name="gr11" style:family="graphic" style:parent-style-name="standard">
      <style:graphic-properties draw:stroke="none" draw:fill="none" draw:textarea-vertical-align="top" fo:min-height="4.231cm" fo:min-width="2.54cm" fo:padding-top="0.035cm" fo:padding-bottom="0.035cm" fo:padding-left="0.035cm" fo:padding-right="0.035cm"/>
    </style:style>
    <style:style style:name="gr12" style:family="graphic" style:parent-style-name="standard">
      <style:graphic-properties draw:stroke="none" draw:fill="none" draw:textarea-vertical-align="top" fo:min-height="2.993cm" fo:min-width="2.54cm" fo:padding-top="0.035cm" fo:padding-bottom="0.035cm" fo:padding-left="0.035cm" fo:padding-right="0.035cm"/>
    </style:style>
    <style:style style:name="gr13" style:family="graphic" style:parent-style-name="standard">
      <style:graphic-properties draw:stroke="none" draw:fill="none" draw:textarea-vertical-align="middle" fo:min-height="1.623cm" fo:min-width="2.54cm" fo:padding-top="0.141cm" fo:padding-bottom="0.141cm" fo:padding-left="0.212cm" fo:padding-right="0.212cm"/>
    </style:style>
    <style:style style:name="gr14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212cm" fo:padding-right="0.212cm"/>
    </style:style>
    <style:style style:name="gr15" style:family="graphic" style:parent-style-name="standard">
      <style:graphic-properties draw:stroke="solid" svg:stroke-width="0.026cm" svg:stroke-color="#000000" draw:marker-end="Marker_5f_2" draw:marker-end-width="0.225cm" svg:stroke-opacity="100%" draw:stroke-linejoin="round" draw:fill="none" fo:padding-top="0.138cm" fo:padding-bottom="0.138cm" fo:padding-left="0.263cm" fo:padding-right="0.263cm" draw:shadow="hidden"/>
    </style:style>
    <style:style style:name="gr16" style:family="graphic" style:parent-style-name="standard">
      <style:graphic-properties draw:stroke="solid" svg:stroke-width="0.026cm" svg:stroke-color="#000000" draw:marker-start="Marker_5f_2" draw:marker-start-width="0.225cm" draw:marker-end="Marker_5f_1" draw:marker-end-width="0.321cm" svg:stroke-opacity="100%" draw:stroke-linejoin="round" draw:fill="none" fo:padding-top="0.138cm" fo:padding-bottom="0.138cm" fo:padding-left="0.263cm" fo:padding-right="0.263cm" draw:shadow="hidden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000000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Calibri1" fo:font-size="12pt" fo:background-color="#ffffff" style:font-name-asian="Calibri1" style:font-size-asian="12pt" style:font-name-complex="Calibri1" style:font-size-complex="12pt"/>
    </style:style>
    <style:style style:name="T2" style:family="text">
      <style:text-properties fo:color="#ff0000" style:font-name="Calibri1" fo:font-size="12pt" fo:background-color="#ffffff" style:font-name-asian="Calibri1" style:font-size-asian="12pt" style:font-name-complex="Calibri1" style:font-size-complex="12pt"/>
    </style:style>
    <style:style style:name="T3" style:family="text">
      <style:text-properties fo:color="#ffc000" style:font-name="Calibri1" fo:font-size="12pt" fo:background-color="#ffffff" style:font-name-asian="Calibri1" style:font-size-asian="12pt" style:font-name-complex="Calibri1" style:font-size-complex="12pt"/>
    </style:style>
    <style:style style:name="T4" style:family="text">
      <style:text-properties fo:color="#00b050" style:font-name="Calibri1" fo:font-size="12pt" fo:background-color="#ffffff" style:font-name-asian="Calibri1" style:font-size-asian="12pt" style:font-name-complex="Calibri1" style:font-size-complex="12pt"/>
    </style:style>
    <style:style style:name="T5" style:family="text">
      <style:text-properties fo:color="#000000" style:font-name="Calibri1" fo:font-size="8pt" fo:background-color="#ffffff" style:font-name-asian="Calibri1" style:font-size-asian="8pt" style:font-name-complex="Calibri1" style:font-size-complex="8pt"/>
    </style:style>
    <style:style style:name="T6" style:family="text">
      <style:text-properties fo:color="#ff0000" style:font-name="Calibri1" fo:font-size="8pt" fo:background-color="#ffffff" style:font-name-asian="Calibri1" style:font-size-asian="8pt" style:font-name-complex="Calibri1" style:font-size-complex="8pt"/>
    </style:style>
    <style:style style:name="T7" style:family="text">
      <style:text-properties fo:color="#ffc000" style:font-name="Calibri1" fo:font-size="8pt" fo:background-color="#ffffff" style:font-name-asian="Calibri1" style:font-size-asian="8pt" style:font-name-complex="Calibri1" style:font-size-complex="8pt"/>
    </style:style>
    <style:style style:name="T8" style:family="text">
      <style:text-properties fo:color="#ff0000" style:font-name="Calibri1" fo:font-size="18pt" fo:background-color="#ffffff" style:font-name-asian="Calibri1" style:font-size-asian="18pt" style:font-name-complex="Calibri1" style:font-size-complex="18pt"/>
    </style:style>
    <style:style style:name="T9" style:family="text">
      <style:text-properties fo:color="#ffc000" style:font-name="Calibri1" fo:font-size="18pt" fo:background-color="#ffffff" style:font-name-asian="Calibri1" style:font-size-asian="18pt" style:font-name-complex="Calibri1" style:font-size-complex="18pt"/>
    </style:style>
    <style:style style:name="T10" style:family="text">
      <style:text-properties fo:color="#00b050" style:font-name="Calibri1" fo:font-size="18pt" fo:background-color="#ffffff" style:font-name-asian="Calibri1" style:font-size-asian="18pt" style:font-name-complex="Calibri1" style:font-size-complex="18pt"/>
    </style:style>
    <style:style style:name="T11" style:family="text">
      <style:text-properties fo:color="#000000" style:font-name="Calibri1" fo:font-size="12pt" style:text-underline-style="solid" style:text-underline-width="auto" style:text-underline-color="font-color" fo:background-color="#ffffff" style:font-name-asian="Calibri1" style:font-size-asian="12pt" style:font-name-complex="Calibri1" style:font-size-complex="12pt"/>
    </style:style>
    <style:style style:name="T12" style:family="text">
      <style:text-properties fo:color="#00b050" style:font-name="Calibri1" fo:font-size="8pt" fo:background-color="#ffffff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MS Functional Architecture" draw:style-name="dp1" draw:master-page-name="PM2">
        <draw:g>
          <draw:polygon draw:style-name="gr1" draw:text-style-name="P1" draw:layer="layout" svg:width="29.464cm" svg:height="25.908cm" svg:x="36.554cm" svg:y="7.874cm" svg:viewBox="0 0 29465 25909" draw:points="0,25909 14732,25909 14732,25909 29465,25909 29465,0 14732,0 14732,0 0,0">
            <text:p/>
          </draw:polygon>
          <draw:polygon draw:style-name="gr2" draw:text-style-name="P2" draw:layer="layout" svg:width="29.464cm" svg:height="25.908cm" svg:x="36.554cm" svg:y="7.874cm" svg:viewBox="0 0 29465 25909" draw:points="0,25909 14732,25909 14732,25909 29465,25909 29465,0 14732,0 14732,0 0,0">
            <text:p/>
          </draw:polygon>
        </draw:g>
        <draw:g>
          <draw:g>
            <draw:polygon draw:style-name="gr3" draw:text-style-name="P3" draw:layer="layout" svg:width="29.464cm" svg:height="0.794cm" svg:x="36.554cm" svg:y="7.874cm" svg:viewBox="0 0 29465 795" draw:points="0,795 0,795 29465,795 29465,795 29465,0 14732,0 14732,0 0,0">
              <text:p/>
            </draw:polygon>
            <draw:polygon draw:style-name="gr2" draw:text-style-name="P2" draw:layer="layout" svg:width="29.464cm" svg:height="0.794cm" svg:x="36.554cm" svg:y="7.874cm" svg:viewBox="0 0 29465 795" draw:points="0,795 0,795 29465,795 29465,795 29465,0 14732,0 14732,0 0,0">
              <text:p/>
            </draw:polygon>
          </draw:g>
          <draw:frame draw:style-name="gr4" draw:text-style-name="P5" draw:layer="layout" svg:width="29.464cm" svg:height="0.799cm" svg:x="36.554cm" svg:y="7.872cm">
            <draw:text-box>
              <text:p text:style-name="P4"><text:span text:style-name="T1">Control Manager – Research System Instance</text:span></text:p>
            </draw:text-box>
          </draw:frame>
        </draw:g>
        <draw:g>
          <draw:polygon draw:style-name="gr1" draw:text-style-name="P1" draw:layer="layout" svg:width="17.247cm" svg:height="10.978cm" svg:x="14.503cm" svg:y="1.468cm" svg:viewBox="0 0 17248 10979" draw:points="0,10979 8624,10979 8624,10979 17248,10979 17248,0 8624,0 8624,0 0,0">
            <text:p/>
          </draw:polygon>
          <draw:polygon draw:style-name="gr2" draw:text-style-name="P2" draw:layer="layout" svg:width="17.247cm" svg:height="10.978cm" svg:x="14.503cm" svg:y="1.468cm" svg:viewBox="0 0 17248 10979" draw:points="0,10979 8624,10979 8624,10979 17248,10979 17248,0 8624,0 8624,0 0,0">
            <text:p/>
          </draw:polygon>
        </draw:g>
        <draw:g>
          <draw:g>
            <draw:polygon draw:style-name="gr3" draw:text-style-name="P3" draw:layer="layout" svg:width="17.247cm" svg:height="0.794cm" svg:x="14.503cm" svg:y="1.468cm" svg:viewBox="0 0 17248 795" draw:points="0,795 0,795 17248,795 17248,795 17248,0 8624,0 8624,0 0,0">
              <text:p/>
            </draw:polygon>
            <draw:polygon draw:style-name="gr2" draw:text-style-name="P2" draw:layer="layout" svg:width="17.247cm" svg:height="0.794cm" svg:x="14.503cm" svg:y="1.468cm" svg:viewBox="0 0 17248 795" draw:points="0,795 0,795 17248,795 17248,795 17248,0 8624,0 8624,0 0,0">
              <text:p/>
            </draw:polygon>
          </draw:g>
          <draw:frame draw:style-name="gr4" draw:text-style-name="P5" draw:layer="layout" svg:width="17.247cm" svg:height="0.799cm" svg:x="14.503cm" svg:y="1.466cm">
            <draw:text-box>
              <text:p text:style-name="P4"><text:span text:style-name="T1">Mission Manager</text:span></text:p>
            </draw:text-box>
          </draw:frame>
        </draw:g>
        <draw:g>
          <draw:polygon draw:style-name="gr1" draw:text-style-name="P1" draw:layer="layout" svg:width="4.496cm" svg:height="1.69cm" svg:x="21.211cm" svg:y="5.013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21.211cm" svg:y="5.013cm" svg:viewBox="0 0 4497 1691" draw:points="0,1691 2248,1691 2248,1691 4497,1691 4497,0 2248,0 2248,0 0,0">
            <text:p/>
          </draw:polygon>
        </draw:g>
        <draw:frame draw:style-name="gr4" draw:text-style-name="P2" draw:layer="layout" svg:width="4.496cm" svg:height="0.799cm" svg:x="21.211cm" svg:y="5.011cm">
          <draw:text-box>
            <text:p text:style-name="P4"><text:span text:style-name="T2">Mode Switch Logic</text:span></text:p>
          </draw:text-box>
        </draw:frame>
        <draw:g>
          <draw:polygon draw:style-name="gr1" draw:text-style-name="P1" draw:layer="layout" svg:width="4.496cm" svg:height="1.69cm" svg:x="14.821cm" svg:y="4.997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14.821cm" svg:y="4.997cm" svg:viewBox="0 0 4497 1691" draw:points="0,1691 2248,1691 2248,1691 4497,1691 4497,0 2248,0 2248,0 0,0">
            <text:p/>
          </draw:polygon>
        </draw:g>
        <draw:frame draw:style-name="gr4" draw:text-style-name="P2" draw:layer="layout" svg:width="4.496cm" svg:height="0.799cm" svg:x="14.821cm" svg:y="4.995cm">
          <draw:text-box>
            <text:p text:style-name="P4"><text:span text:style-name="T3">C2 Rx Proc</text:span></text:p>
          </draw:text-box>
        </draw:frame>
        <draw:g>
          <draw:polygon draw:style-name="gr1" draw:text-style-name="P1" draw:layer="layout" svg:width="4.496cm" svg:height="1.69cm" svg:x="17.348cm" svg:y="10.439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17.348cm" svg:y="10.439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17.348cm" svg:y="10.439cm">
          <draw:text-box>
            <text:p text:style-name="P4"><text:span text:style-name="T2">On-board Models</text:span><text:span text:style-name="T2"><text:line-break/></text:span><text:span text:style-name="T2">(Aero, Mass, etc.)</text:span></text:p>
          </draw:text-box>
        </draw:frame>
        <draw:g>
          <draw:polygon draw:style-name="gr1" draw:text-style-name="P1" draw:layer="layout" svg:width="4.496cm" svg:height="1.69cm" svg:x="26.659cm" svg:y="7.378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26.659cm" svg:y="7.378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26.659cm" svg:y="7.378cm">
          <draw:text-box>
            <text:p text:style-name="P4"><text:span text:style-name="T3">Excitation Generation</text:span></text:p>
          </draw:text-box>
        </draw:frame>
        <draw:g>
          <draw:polygon draw:style-name="gr1" draw:text-style-name="P1" draw:layer="layout" svg:width="4.496cm" svg:height="1.69cm" svg:x="14.986cm" svg:y="7.378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14.986cm" svg:y="7.378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14.986cm" svg:y="7.378cm">
          <draw:text-box>
            <text:p text:style-name="P4"><text:span text:style-name="T2">Supervisor</text:span><text:span text:style-name="T2"><text:line-break/></text:span><text:span text:style-name="T2">(Safety, Watchdog)</text:span></text:p>
          </draw:text-box>
        </draw:frame>
        <draw:g>
          <draw:polygon draw:style-name="gr1" draw:text-style-name="P1" draw:layer="layout" svg:width="4.496cm" svg:height="1.69cm" svg:x="26.659cm" svg:y="5.013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26.659cm" svg:y="5.013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26.659cm" svg:y="5.013cm">
          <draw:text-box>
            <text:p text:style-name="P4"><text:span text:style-name="T4">Waypoint Management</text:span></text:p>
          </draw:text-box>
        </draw:frame>
        <draw:g>
          <draw:polygon draw:style-name="gr1" draw:text-style-name="P1" draw:layer="layout" svg:width="15.989cm" svg:height="5.375cm" svg:x="2.604cm" svg:y="14.656cm" svg:viewBox="0 0 15990 5376" draw:points="0,5376 7994,5376 7994,5376 15990,5376 15990,0 7994,0 7994,0 0,0">
            <text:p/>
          </draw:polygon>
          <draw:polygon draw:style-name="gr2" draw:text-style-name="P2" draw:layer="layout" svg:width="15.989cm" svg:height="5.375cm" svg:x="2.604cm" svg:y="14.656cm" svg:viewBox="0 0 15990 5376" draw:points="0,5376 7994,5376 7994,5376 15990,5376 15990,0 7994,0 7994,0 0,0">
            <text:p/>
          </draw:polygon>
        </draw:g>
        <draw:g>
          <draw:g>
            <draw:polygon draw:style-name="gr3" draw:text-style-name="P3" draw:layer="layout" svg:width="15.989cm" svg:height="0.794cm" svg:x="2.604cm" svg:y="14.656cm" svg:viewBox="0 0 15990 795" draw:points="0,795 0,795 15990,795 15990,795 15990,0 7994,0 7994,0 0,0">
              <text:p/>
            </draw:polygon>
            <draw:polygon draw:style-name="gr2" draw:text-style-name="P2" draw:layer="layout" svg:width="15.989cm" svg:height="0.794cm" svg:x="2.604cm" svg:y="14.656cm" svg:viewBox="0 0 15990 795" draw:points="0,795 0,795 15990,795 15990,795 15990,0 7994,0 7994,0 0,0">
              <text:p/>
            </draw:polygon>
          </draw:g>
          <draw:frame draw:style-name="gr4" draw:text-style-name="P5" draw:layer="layout" svg:width="15.989cm" svg:height="0.799cm" svg:x="2.604cm" svg:y="14.654cm">
            <draw:text-box>
              <text:p text:style-name="P4"><text:span text:style-name="T1">Utilities</text:span></text:p>
            </draw:text-box>
          </draw:frame>
        </draw:g>
        <draw:g>
          <draw:polygon draw:style-name="gr1" draw:text-style-name="P1" draw:layer="layout" svg:width="4.496cm" svg:height="1.69cm" svg:x="2.921cm" svg:y="17.729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2.921cm" svg:y="17.729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2.921cm" svg:y="17.729cm">
          <draw:text-box>
            <text:p text:style-name="P4"><text:span text:style-name="T3">C2 Interface</text:span><text:span text:style-name="T3"><text:line-break/></text:span><text:span text:style-name="T3">(Rx and Tx)</text:span></text:p>
          </draw:text-box>
        </draw:frame>
        <draw:g>
          <draw:polygon draw:style-name="gr1" draw:text-style-name="P1" draw:layer="layout" svg:width="4.496cm" svg:height="1.69cm" svg:x="2.921cm" svg:y="15.767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2.921cm" svg:y="15.767cm" svg:viewBox="0 0 4497 1691" draw:points="0,1691 2248,1691 2248,1691 4497,1691 4497,0 2248,0 2248,0 0,0">
            <text:p/>
          </draw:polygon>
        </draw:g>
        <draw:frame draw:style-name="gr4" draw:text-style-name="P2" draw:layer="layout" svg:width="4.496cm" svg:height="0.799cm" svg:x="2.921cm" svg:y="15.765cm">
          <draw:text-box>
            <text:p text:style-name="P4"><text:span text:style-name="T3">Data Log</text:span></text:p>
          </draw:text-box>
        </draw:frame>
        <draw:g>
          <draw:polygon draw:style-name="gr1" draw:text-style-name="P1" draw:layer="layout" svg:width="4.496cm" svg:height="1.69cm" svg:x="8.204cm" svg:y="15.767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8.204cm" svg:y="15.767cm" svg:viewBox="0 0 4497 1691" draw:points="0,1691 2248,1691 2248,1691 4497,1691 4497,0 2248,0 2248,0 0,0">
            <text:p/>
          </draw:polygon>
        </draw:g>
        <draw:frame draw:style-name="gr6" draw:text-style-name="P2" draw:layer="layout" svg:width="4.496cm" svg:height="2.037cm" svg:x="8.204cm" svg:y="15.701cm">
          <draw:text-box>
            <text:p text:style-name="P4"><text:span text:style-name="T2">Marshalling (Serialization/De-serialization)</text:span></text:p>
          </draw:text-box>
        </draw:frame>
        <draw:g>
          <draw:polygon draw:style-name="gr1" draw:text-style-name="P1" draw:layer="layout" svg:width="12.43cm" svg:height="4.496cm" svg:x="39.527cm" svg:y="18.549cm" svg:viewBox="0 0 12431 4497" draw:points="0,4497 6215,4497 6215,4497 12431,4497 12431,0 6215,0 6215,0 0,0">
            <text:p/>
          </draw:polygon>
          <draw:polygon draw:style-name="gr2" draw:text-style-name="P2" draw:layer="layout" svg:width="12.43cm" svg:height="4.496cm" svg:x="39.527cm" svg:y="18.549cm" svg:viewBox="0 0 12431 4497" draw:points="0,4497 6215,4497 6215,4497 12431,4497 12431,0 6215,0 6215,0 0,0">
            <text:p/>
          </draw:polygon>
        </draw:g>
        <draw:g>
          <draw:g>
            <draw:polygon draw:style-name="gr3" draw:text-style-name="P3" draw:layer="layout" svg:width="12.43cm" svg:height="0.794cm" svg:x="39.527cm" svg:y="18.549cm" svg:viewBox="0 0 12431 795" draw:points="0,795 0,795 12431,795 12431,795 12431,0 6215,0 6215,0 0,0">
              <text:p/>
            </draw:polygon>
            <draw:polygon draw:style-name="gr2" draw:text-style-name="P2" draw:layer="layout" svg:width="12.43cm" svg:height="0.794cm" svg:x="39.527cm" svg:y="18.549cm" svg:viewBox="0 0 12431 795" draw:points="0,795 0,795 12431,795 12431,795 12431,0 6215,0 6215,0 0,0">
              <text:p/>
            </draw:polygon>
          </draw:g>
          <draw:frame draw:style-name="gr4" draw:text-style-name="P5" draw:layer="layout" svg:width="12.43cm" svg:height="0.799cm" svg:x="39.527cm" svg:y="18.547cm">
            <draw:text-box>
              <text:p text:style-name="P4"><text:span text:style-name="T1">Guidance System</text:span></text:p>
            </draw:text-box>
          </draw:frame>
        </draw:g>
        <draw:g>
          <draw:polygon draw:style-name="gr1" draw:text-style-name="P1" draw:layer="layout" svg:width="4.496cm" svg:height="1.69cm" svg:x="45.865cm" svg:y="20.594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45.865cm" svg:y="20.594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45.865cm" svg:y="20.594cm">
          <draw:text-box>
            <text:p text:style-name="P4"><text:span text:style-name="T4">Trajectory Control</text:span><text:span text:style-name="T4"><text:line-break/></text:span><text:span text:style-name="T4">(Alt, Crosstrack, …)</text:span></text:p>
          </draw:text-box>
        </draw:frame>
        <draw:g>
          <draw:polygon draw:style-name="gr1" draw:text-style-name="P1" draw:layer="layout" svg:width="4.496cm" svg:height="1.69cm" svg:x="39.845cm" svg:y="20.594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39.845cm" svg:y="20.594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39.845cm" svg:y="20.594cm">
          <draw:text-box>
            <text:p text:style-name="P4"><text:span text:style-name="T4">Trajectory Generation</text:span></text:p>
          </draw:text-box>
        </draw:frame>
        <draw:g>
          <draw:polygon draw:style-name="gr1" draw:text-style-name="P1" draw:layer="layout" svg:width="13.185cm" svg:height="6.636cm" svg:x="40.959cm" svg:y="24.892cm" svg:viewBox="0 0 13186 6637" draw:points="0,6637 6593,6637 6593,6637 13186,6637 13186,0 6593,0 6593,0 0,0">
            <text:p/>
          </draw:polygon>
          <draw:polygon draw:style-name="gr2" draw:text-style-name="P2" draw:layer="layout" svg:width="13.185cm" svg:height="6.636cm" svg:x="40.959cm" svg:y="24.892cm" svg:viewBox="0 0 13186 6637" draw:points="0,6637 6593,6637 6593,6637 13186,6637 13186,0 6593,0 6593,0 0,0">
            <text:p/>
          </draw:polygon>
        </draw:g>
        <draw:g>
          <draw:g>
            <draw:polygon draw:style-name="gr3" draw:text-style-name="P3" draw:layer="layout" svg:width="13.185cm" svg:height="0.794cm" svg:x="40.959cm" svg:y="24.892cm" svg:viewBox="0 0 13186 795" draw:points="0,795 0,795 13186,795 13186,795 13186,0 6593,0 6593,0 0,0">
              <text:p/>
            </draw:polygon>
            <draw:polygon draw:style-name="gr2" draw:text-style-name="P2" draw:layer="layout" svg:width="13.185cm" svg:height="0.794cm" svg:x="40.959cm" svg:y="24.892cm" svg:viewBox="0 0 13186 795" draw:points="0,795 0,795 13186,795 13186,795 13186,0 6593,0 6593,0 0,0">
              <text:p/>
            </draw:polygon>
          </draw:g>
          <draw:frame draw:style-name="gr4" draw:text-style-name="P5" draw:layer="layout" svg:width="13.185cm" svg:height="0.799cm" svg:x="40.959cm" svg:y="24.89cm">
            <draw:text-box>
              <text:p text:style-name="P4"><text:span text:style-name="T1">SCAS System</text:span></text:p>
            </draw:text-box>
          </draw:frame>
        </draw:g>
        <draw:g>
          <draw:polygon draw:style-name="gr1" draw:text-style-name="P1" draw:layer="layout" svg:width="4.496cm" svg:height="1.69cm" svg:x="48.347cm" svg:y="27.172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48.347cm" svg:y="27.172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48.347cm" svg:y="27.172cm">
          <draw:text-box>
            <text:p text:style-name="P4"><text:span text:style-name="T2">Rate Control</text:span><text:span text:style-name="T2"><text:line-break/></text:span><text:span text:style-name="T2">(p, q, r, V)</text:span></text:p>
          </draw:text-box>
        </draw:frame>
        <draw:g>
          <draw:polygon draw:style-name="gr1" draw:text-style-name="P1" draw:layer="layout" svg:width="4.496cm" svg:height="1.69cm" svg:x="42.327cm" svg:y="27.172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42.327cm" svg:y="27.172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42.327cm" svg:y="27.172cm">
          <draw:text-box>
            <text:p text:style-name="P4"><text:span text:style-name="T3">Attitude Control</text:span><text:span text:style-name="T3"><text:line-break/></text:span><text:span text:style-name="T3">(Theta, Phi, Beta)</text:span></text:p>
          </draw:text-box>
        </draw:frame>
        <draw:g>
          <draw:line draw:style-name="gr2" draw:text-style-name="P2" draw:layer="layout" svg:x1="19.317cm" svg:y1="5.842cm" svg:x2="21.212cm" svg:y2="5.859cm">
            <text:p/>
          </draw:line>
          <draw:frame draw:style-name="gr7" draw:text-style-name="P2" draw:layer="layout" svg:width="1.411cm" svg:height="0.63cm" svg:x="19.558cm" svg:y="5.535cm">
            <draw:text-box>
              <text:p text:style-name="P4"><text:span text:style-name="T5">c2Mode</text:span></text:p>
            </draw:text-box>
          </draw:frame>
        </draw:g>
        <draw:g>
          <draw:polyline draw:style-name="gr2" draw:text-style-name="P2" draw:layer="layout" svg:width="1.729cm" svg:height="1.943cm" svg:x="19.482cm" svg:y="6.28cm" svg:viewBox="0 0 1730 1944" draw:points="0,1944 879,1944 879,0 1730,0">
            <text:p/>
          </draw:polyline>
          <draw:frame draw:style-name="gr7" draw:text-style-name="P2" draw:layer="layout" svg:width="1.432cm" svg:height="0.63cm" svg:x="19.644cm" svg:y="6.951cm">
            <draw:text-box>
              <text:p text:style-name="P4"><text:span text:style-name="T6">supMode</text:span></text:p>
            </draw:text-box>
          </draw:frame>
        </draw:g>
        <draw:g>
          <draw:polyline draw:style-name="gr8" draw:text-style-name="P2" draw:layer="layout" svg:width="2.362cm" svg:height="1.371cm" svg:x="17.234cm" svg:y="9.068cm" svg:viewBox="0 0 2363 1372" draw:points="2363,1372 2363,895 0,895 0,0">
            <text:p/>
          </draw:polyline>
          <draw:frame draw:style-name="gr7" draw:text-style-name="P2" draw:layer="layout" svg:width="1.411cm" svg:height="0.63cm" svg:x="17.5cm" svg:y="9.648cm">
            <draw:text-box>
              <text:p text:style-name="P4"><text:span text:style-name="T6">obm</text:span></text:p>
            </draw:text-box>
          </draw:frame>
        </draw:g>
        <draw:polyline draw:style-name="gr2" draw:text-style-name="P2" draw:layer="layout" svg:width="0.953cm" svg:height="2.365cm" svg:x="25.706cm" svg:y="5.858cm" svg:viewBox="0 0 954 2366" draw:points="0,0 477,0 477,2366 954,2366">
          <text:p/>
        </draw:polyline>
        <draw:polyline draw:style-name="gr8" draw:text-style-name="P2" draw:layer="layout" svg:width="4.804cm" svg:height="10.139cm" svg:x="31.75cm" svg:y="4.212cm" svg:viewBox="0 0 4805 10140" draw:points="0,0 3440,0 3440,10140 4805,10140">
          <text:p/>
        </draw:polyline>
        <draw:g>
          <draw:line draw:style-name="gr9" draw:text-style-name="P2" draw:layer="layout" svg:x1="13.208cm" svg:y1="5.842cm" svg:x2="14.82cm" svg:y2="5.842cm">
            <text:p/>
          </draw:line>
          <draw:frame draw:style-name="gr7" draw:text-style-name="P2" draw:layer="layout" svg:width="1.411cm" svg:height="0.63cm" svg:x="13.309cm" svg:y="5.528cm">
            <draw:text-box>
              <text:p text:style-name="P4"><text:span text:style-name="T7">c2Rx</text:span></text:p>
            </draw:text-box>
          </draw:frame>
        </draw:g>
        <draw:frame draw:style-name="gr10" draw:text-style-name="P2" draw:layer="layout" svg:width="7.62cm" svg:height="5.341cm" svg:x="22.263cm" svg:y="15.907cm">
          <draw:text-box>
            <text:p text:style-name="P6"><text:span text:style-name="T8">Red – Latency Critical Path</text:span><text:span text:style-name="T8"><text:line-break/></text:span><text:span text:style-name="T9">Orange – Frame Delay Execution Allowed</text:span><text:span text:style-name="T9"><text:line-break/></text:span><text:span text:style-name="T10">Green – Mulit-Frame Delay Execution Allowed</text:span><text:span text:style-name="T10"><text:line-break/></text:span><text:span text:style-name="T10"/></text:p>
          </draw:text-box>
        </draw:frame>
        <draw:frame draw:style-name="gr11" draw:text-style-name="P2" draw:layer="layout" svg:width="6.014cm" svg:height="4.301cm" svg:x="54.946cm" svg:y="2.197cm">
          <draw:text-box>
            <text:p text:style-name="P6"><text:span text:style-name="T1">Primary (Baseline) Control Modes </text:span><text:span text:style-name="T11">shall</text:span><text:span text:style-name="T1"> allow continuous state initialization in the background to allow transient-free reversion.</text:span><text:span text:style-name="T1"><text:line-break/></text:span><text:span text:style-name="T1">Primary (Baseline) Control Modes </text:span><text:span text:style-name="T11">shall</text:span><text:span text:style-name="T1"> provide basic full flight envelope protection.</text:span></text:p>
          </draw:text-box>
        </draw:frame>
        <draw:frame draw:style-name="gr12" draw:text-style-name="P2" draw:layer="layout" svg:width="4.496cm" svg:height="3.063cm" svg:x="26.659cm" svg:y="9.049cm">
          <draw:text-box>
            <text:p text:style-name="P6"><text:span text:style-name="T1">Excitation injection points, not shown, additive with: trajCmd, attCmd, rateCmd, cvCmd, actCmd.</text:span></text:p>
          </draw:text-box>
        </draw:frame>
        <draw:g>
          <draw:line draw:style-name="gr2" draw:text-style-name="P2" draw:layer="layout" svg:x1="25.706cm" svg:y1="5.858cm" svg:x2="26.658cm" svg:y2="5.858cm">
            <text:p/>
          </draw:line>
          <draw:frame draw:style-name="gr7" draw:text-style-name="P2" draw:layer="layout" svg:width="1.411cm" svg:height="0.63cm" svg:x="25.477cm" svg:y="5.543cm">
            <draw:text-box>
              <text:p text:style-name="P4"><text:span text:style-name="T6">mode</text:span></text:p>
            </draw:text-box>
          </draw:frame>
        </draw:g>
        <draw:g>
          <draw:line draw:style-name="gr8" draw:text-style-name="P2" draw:layer="layout" svg:x1="44.341cm" svg:y1="21.438cm" svg:x2="45.865cm" svg:y2="21.438cm">
            <text:p/>
          </draw:line>
          <draw:frame draw:style-name="gr7" draw:text-style-name="P2" draw:layer="layout" svg:width="1.411cm" svg:height="0.63cm" svg:x="44.397cm" svg:y="21.124cm">
            <draw:text-box>
              <text:p text:style-name="P4"><text:span text:style-name="T5">trajCmd</text:span></text:p>
            </draw:text-box>
          </draw:frame>
        </draw:g>
        <draw:g>
          <draw:polyline draw:style-name="gr2" draw:text-style-name="P2" draw:layer="layout" svg:width="12.672cm" svg:height="6.578cm" svg:x="39.952cm" svg:y="21.438cm" svg:viewBox="0 0 12673 6579" draw:points="10410,0 12673,0 12673,2342 0,2342 0,6579 2374,6579">
            <text:p/>
          </draw:polyline>
          <draw:frame draw:style-name="gr7" draw:text-style-name="P2" draw:layer="layout" svg:width="1.411cm" svg:height="0.63cm" svg:x="44.58cm" svg:y="23.466cm">
            <draw:text-box>
              <text:p text:style-name="P4"><text:span text:style-name="T5">attCmd</text:span></text:p>
            </draw:text-box>
          </draw:frame>
        </draw:g>
        <draw:g>
          <draw:line draw:style-name="gr2" draw:text-style-name="P2" draw:layer="layout" svg:x1="46.823cm" svg:y1="28.016cm" svg:x2="48.346cm" svg:y2="28.016cm">
            <text:p/>
          </draw:line>
          <draw:frame draw:style-name="gr7" draw:text-style-name="P2" draw:layer="layout" svg:width="1.411cm" svg:height="0.63cm" svg:x="46.879cm" svg:y="27.702cm">
            <draw:text-box>
              <text:p text:style-name="P4"><text:span text:style-name="T7">rateCmd</text:span></text:p>
            </draw:text-box>
          </draw:frame>
        </draw:g>
        <draw:g>
          <draw:polyline draw:style-name="gr8" draw:text-style-name="P2" draw:layer="layout" svg:width="4.804cm" svg:height="11.126cm" svg:x="31.75cm" svg:y="9.702cm" svg:viewBox="0 0 4805 11127" draw:points="0,0 2170,0 2170,11127 4805,11127">
            <text:p/>
          </draw:polyline>
          <draw:frame draw:style-name="gr7" draw:text-style-name="P2" draw:layer="layout" svg:width="1.411cm" svg:height="0.63cm" svg:x="33.214cm" svg:y="15.182cm">
            <draw:text-box>
              <text:p text:style-name="P4"><text:span text:style-name="T7">excite</text:span></text:p>
            </draw:text-box>
          </draw:frame>
        </draw:g>
        <draw:g>
          <draw:polygon draw:style-name="gr1" draw:text-style-name="P1" draw:layer="layout" svg:width="19.558cm" svg:height="8.128cm" svg:x="37.795cm" svg:y="9.398cm" svg:viewBox="0 0 19559 8129" draw:points="0,8129 9780,8129 9780,8129 19559,8129 19559,0 9780,0 9780,0 0,0">
            <text:p/>
          </draw:polygon>
          <draw:polygon draw:style-name="gr2" draw:text-style-name="P2" draw:layer="layout" svg:width="19.558cm" svg:height="8.128cm" svg:x="37.795cm" svg:y="9.398cm" svg:viewBox="0 0 19559 8129" draw:points="0,8129 9780,8129 9780,8129 19559,8129 19559,0 9780,0 9780,0 0,0">
            <text:p/>
          </draw:polygon>
        </draw:g>
        <draw:g>
          <draw:g>
            <draw:polygon draw:style-name="gr3" draw:text-style-name="P3" draw:layer="layout" svg:width="19.558cm" svg:height="0.794cm" svg:x="37.795cm" svg:y="9.398cm" svg:viewBox="0 0 19559 795" draw:points="0,795 0,795 19559,795 19559,795 19559,0 9780,0 9780,0 0,0">
              <text:p/>
            </draw:polygon>
            <draw:polygon draw:style-name="gr2" draw:text-style-name="P2" draw:layer="layout" svg:width="19.558cm" svg:height="0.794cm" svg:x="37.795cm" svg:y="9.398cm" svg:viewBox="0 0 19559 795" draw:points="0,795 0,795 19559,795 19559,795 19559,0 9780,0 9780,0 0,0">
              <text:p/>
            </draw:polygon>
          </draw:g>
          <draw:frame draw:style-name="gr4" draw:text-style-name="P5" draw:layer="layout" svg:width="19.558cm" svg:height="0.799cm" svg:x="37.795cm" svg:y="9.396cm">
            <draw:text-box>
              <text:p text:style-name="P4"><text:span text:style-name="T1">Input Processing System</text:span></text:p>
            </draw:text-box>
          </draw:frame>
        </draw:g>
        <draw:g>
          <draw:polygon draw:style-name="gr1" draw:text-style-name="P1" draw:layer="layout" svg:width="4.496cm" svg:height="1.69cm" svg:x="42.323cm" svg:y="10.557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42.323cm" svg:y="10.557cm" svg:viewBox="0 0 4497 1691" draw:points="0,1691 2248,1691 2248,1691 4497,1691 4497,0 2248,0 2248,0 0,0">
            <text:p/>
          </draw:polygon>
        </draw:g>
        <draw:frame draw:style-name="gr13" draw:text-style-name="P2" draw:layer="layout" svg:width="4.496cm" svg:height="1.905cm" svg:x="42.323cm" svg:y="10.557cm">
          <draw:text-box>
            <text:p text:style-name="P4"><text:span text:style-name="T2">Sensor Filtering</text:span><text:span text:style-name="T2"><text:line-break/></text:span><text:span text:style-name="T2">(Calibration if required)</text:span></text:p>
          </draw:text-box>
        </draw:frame>
        <draw:g>
          <draw:polygon draw:style-name="gr1" draw:text-style-name="P1" draw:layer="layout" svg:width="4.496cm" svg:height="1.69cm" svg:x="51.905cm" svg:y="11.899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51.905cm" svg:y="11.899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51.905cm" svg:y="11.899cm">
          <draw:text-box>
            <text:p text:style-name="P4"><text:span text:style-name="T2">Sensor Auxiliary Equations</text:span></text:p>
          </draw:text-box>
        </draw:frame>
        <draw:g>
          <draw:polygon draw:style-name="gr1" draw:text-style-name="P1" draw:layer="layout" svg:width="11.651cm" svg:height="3.819cm" svg:x="38.746cm" svg:y="13.199cm" svg:viewBox="0 0 11652 3820" draw:points="0,3820 5826,3820 5826,3820 11652,3820 11652,0 5826,0 5826,0 0,0">
            <text:p/>
          </draw:polygon>
          <draw:polygon draw:style-name="gr2" draw:text-style-name="P2" draw:layer="layout" svg:width="11.651cm" svg:height="3.819cm" svg:x="38.746cm" svg:y="13.199cm" svg:viewBox="0 0 11652 3820" draw:points="0,3820 5826,3820 5826,3820 11652,3820 11652,0 5826,0 5826,0 0,0">
            <text:p/>
          </draw:polygon>
        </draw:g>
        <draw:g>
          <draw:g>
            <draw:polygon draw:style-name="gr3" draw:text-style-name="P3" draw:layer="layout" svg:width="11.651cm" svg:height="0.794cm" svg:x="38.746cm" svg:y="13.199cm" svg:viewBox="0 0 11652 795" draw:points="0,795 0,795 11652,795 11652,795 11652,0 5826,0 5826,0 0,0">
              <text:p/>
            </draw:polygon>
            <draw:polygon draw:style-name="gr2" draw:text-style-name="P2" draw:layer="layout" svg:width="11.651cm" svg:height="0.794cm" svg:x="38.746cm" svg:y="13.199cm" svg:viewBox="0 0 11652 795" draw:points="0,795 0,795 11652,795 11652,795 11652,0 5826,0 5826,0 0,0">
              <text:p/>
            </draw:polygon>
          </draw:g>
          <draw:frame draw:style-name="gr4" draw:text-style-name="P5" draw:layer="layout" svg:width="11.651cm" svg:height="0.799cm" svg:x="38.746cm" svg:y="13.197cm">
            <draw:text-box>
              <text:p text:style-name="P4"><text:span text:style-name="T1">Navigation Estimation Manager</text:span></text:p>
            </draw:text-box>
          </draw:frame>
        </draw:g>
        <draw:g>
          <draw:polygon draw:style-name="gr1" draw:text-style-name="P1" draw:layer="layout" svg:width="4.496cm" svg:height="1.69cm" svg:x="39.063cm" svg:y="14.311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39.063cm" svg:y="14.311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39.063cm" svg:y="14.311cm">
          <draw:text-box>
            <text:p text:style-name="P4"><text:span text:style-name="T2">Baseline Time Update</text:span></text:p>
          </draw:text-box>
        </draw:frame>
        <draw:g>
          <draw:polygon draw:style-name="gr1" draw:text-style-name="P1" draw:layer="layout" svg:width="4.496cm" svg:height="1.69cm" svg:x="45.583cm" svg:y="14.311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45.583cm" svg:y="14.311cm" svg:viewBox="0 0 4497 1691" draw:points="0,1691 2248,1691 2248,1691 4497,1691 4497,0 2248,0 2248,0 0,0">
            <text:p/>
          </draw:polygon>
        </draw:g>
        <draw:frame draw:style-name="gr13" draw:text-style-name="P2" draw:layer="layout" svg:width="4.496cm" svg:height="1.905cm" svg:x="45.583cm" svg:y="14.311cm">
          <draw:text-box>
            <text:p text:style-name="P4"><text:span text:style-name="T3">Baseline Measurement Update</text:span></text:p>
          </draw:text-box>
        </draw:frame>
        <draw:g>
          <draw:polygon draw:style-name="gr1" draw:text-style-name="P1" draw:layer="layout" svg:width="4.496cm" svg:height="1.69cm" svg:x="44.059cm" svg:y="29.496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44.059cm" svg:y="29.496cm" svg:viewBox="0 0 4497 1691" draw:points="0,1691 2248,1691 2248,1691 4497,1691 4497,0 2248,0 2248,0 0,0">
            <text:p/>
          </draw:polygon>
        </draw:g>
        <draw:frame draw:style-name="gr4" draw:text-style-name="P2" draw:layer="layout" svg:width="4.496cm" svg:height="0.799cm" svg:x="44.059cm" svg:y="29.494cm">
          <draw:text-box>
            <text:p text:style-name="P4"><text:span text:style-name="T3">Pilot Cmd Processing</text:span></text:p>
          </draw:text-box>
        </draw:frame>
        <draw:g>
          <draw:polygon draw:style-name="gr1" draw:text-style-name="P1" draw:layer="layout" svg:width="6.35cm" svg:height="4.857cm" svg:x="56.429cm" svg:y="24.892cm" svg:viewBox="0 0 6351 4858" draw:points="0,4858 3176,4858 3176,4858 6351,4858 6351,0 3176,0 3176,0 0,0">
            <text:p/>
          </draw:polygon>
          <draw:polygon draw:style-name="gr2" draw:text-style-name="P2" draw:layer="layout" svg:width="6.35cm" svg:height="4.857cm" svg:x="56.429cm" svg:y="24.892cm" svg:viewBox="0 0 6351 4858" draw:points="0,4858 3176,4858 3176,4858 6351,4858 6351,0 3176,0 3176,0 0,0">
            <text:p/>
          </draw:polygon>
        </draw:g>
        <draw:g>
          <draw:g>
            <draw:polygon draw:style-name="gr3" draw:text-style-name="P3" draw:layer="layout" svg:width="6.35cm" svg:height="0.794cm" svg:x="56.429cm" svg:y="24.892cm" svg:viewBox="0 0 6351 795" draw:points="0,795 0,795 6351,795 6351,795 6351,0 3176,0 3176,0 0,0">
              <text:p/>
            </draw:polygon>
            <draw:polygon draw:style-name="gr2" draw:text-style-name="P2" draw:layer="layout" svg:width="6.35cm" svg:height="0.794cm" svg:x="56.429cm" svg:y="24.892cm" svg:viewBox="0 0 6351 795" draw:points="0,795 0,795 6351,795 6351,795 6351,0 3176,0 3176,0 0,0">
              <text:p/>
            </draw:polygon>
          </draw:g>
          <draw:frame draw:style-name="gr4" draw:text-style-name="P5" draw:layer="layout" svg:width="6.35cm" svg:height="0.799cm" svg:x="56.429cm" svg:y="24.89cm">
            <draw:text-box>
              <text:p text:style-name="P4"><text:span text:style-name="T1">Allocation System</text:span></text:p>
            </draw:text-box>
          </draw:frame>
        </draw:g>
        <draw:g>
          <draw:polygon draw:style-name="gr1" draw:text-style-name="P1" draw:layer="layout" svg:width="17.247cm" svg:height="5.433cm" svg:x="36.554cm" svg:y="1.27cm" svg:viewBox="0 0 17248 5434" draw:points="0,5434 8624,5434 8624,5434 17248,5434 17248,0 8624,0 8624,0 0,0">
            <text:p/>
          </draw:polygon>
          <draw:polygon draw:style-name="gr2" draw:text-style-name="P2" draw:layer="layout" svg:width="17.247cm" svg:height="5.433cm" svg:x="36.554cm" svg:y="1.27cm" svg:viewBox="0 0 17248 5434" draw:points="0,5434 8624,5434 8624,5434 17248,5434 17248,0 8624,0 8624,0 0,0">
            <text:p/>
          </draw:polygon>
        </draw:g>
        <draw:g>
          <draw:g>
            <draw:polygon draw:style-name="gr3" draw:text-style-name="P3" draw:layer="layout" svg:width="17.247cm" svg:height="0.794cm" svg:x="36.554cm" svg:y="1.27cm" svg:viewBox="0 0 17248 795" draw:points="0,795 0,795 17248,795 17248,795 17248,0 8624,0 8624,0 0,0">
              <text:p/>
            </draw:polygon>
            <draw:polygon draw:style-name="gr2" draw:text-style-name="P2" draw:layer="layout" svg:width="17.247cm" svg:height="0.794cm" svg:x="36.554cm" svg:y="1.27cm" svg:viewBox="0 0 17248 795" draw:points="0,795 0,795 17248,795 17248,795 17248,0 8624,0 8624,0 0,0">
              <text:p/>
            </draw:polygon>
          </draw:g>
          <draw:frame draw:style-name="gr4" draw:text-style-name="P5" draw:layer="layout" svg:width="17.247cm" svg:height="0.799cm" svg:x="36.554cm" svg:y="1.268cm">
            <draw:text-box>
              <text:p text:style-name="P4"><text:span text:style-name="T1">Control Manager – Baseline System Instance</text:span></text:p>
            </draw:text-box>
          </draw:frame>
        </draw:g>
        <draw:g>
          <draw:polygon draw:style-name="gr1" draw:text-style-name="P1" draw:layer="layout" svg:width="4.496cm" svg:height="2.639cm" svg:x="37.795cm" svg:y="2.998cm" svg:viewBox="0 0 4497 2640" draw:points="0,2640 2248,2640 2248,2640 4497,2640 4497,0 2248,0 2248,0 0,0">
            <text:p/>
          </draw:polygon>
          <draw:polygon draw:style-name="gr2" draw:text-style-name="P2" draw:layer="layout" svg:width="4.496cm" svg:height="2.639cm" svg:x="37.795cm" svg:y="2.998cm" svg:viewBox="0 0 4497 2640" draw:points="0,2640 2248,2640 2248,2640 4497,2640 4497,0 2248,0 2248,0 0,0">
            <text:p/>
          </draw:polygon>
        </draw:g>
        <draw:g>
          <draw:g>
            <draw:polygon draw:style-name="gr3" draw:text-style-name="P3" draw:layer="layout" svg:width="4.496cm" svg:height="0.794cm" svg:x="37.795cm" svg:y="2.998cm" svg:viewBox="0 0 4497 795" draw:points="0,795 0,795 4497,795 4497,795 4497,0 2248,0 2248,0 0,0">
              <text:p/>
            </draw:polygon>
            <draw:polygon draw:style-name="gr2" draw:text-style-name="P2" draw:layer="layout" svg:width="4.496cm" svg:height="0.794cm" svg:x="37.795cm" svg:y="2.998cm" svg:viewBox="0 0 4497 795" draw:points="0,795 0,795 4497,795 4497,795 4497,0 2248,0 2248,0 0,0">
              <text:p/>
            </draw:polygon>
          </draw:g>
          <draw:frame draw:style-name="gr4" draw:text-style-name="P5" draw:layer="layout" svg:width="4.496cm" svg:height="0.799cm" svg:x="37.795cm" svg:y="2.996cm">
            <draw:text-box>
              <text:p text:style-name="P4"><text:span text:style-name="T1">Guidance System</text:span></text:p>
            </draw:text-box>
          </draw:frame>
        </draw:g>
        <draw:g>
          <draw:polygon draw:style-name="gr1" draw:text-style-name="P1" draw:layer="layout" svg:width="4.496cm" svg:height="2.639cm" svg:x="42.929cm" svg:y="2.998cm" svg:viewBox="0 0 4497 2640" draw:points="0,2640 2248,2640 2248,2640 4497,2640 4497,0 2248,0 2248,0 0,0">
            <text:p/>
          </draw:polygon>
          <draw:polygon draw:style-name="gr2" draw:text-style-name="P2" draw:layer="layout" svg:width="4.496cm" svg:height="2.639cm" svg:x="42.929cm" svg:y="2.998cm" svg:viewBox="0 0 4497 2640" draw:points="0,2640 2248,2640 2248,2640 4497,2640 4497,0 2248,0 2248,0 0,0">
            <text:p/>
          </draw:polygon>
        </draw:g>
        <draw:g>
          <draw:g>
            <draw:polygon draw:style-name="gr3" draw:text-style-name="P3" draw:layer="layout" svg:width="4.496cm" svg:height="0.794cm" svg:x="42.929cm" svg:y="2.998cm" svg:viewBox="0 0 4497 795" draw:points="0,795 0,795 4497,795 4497,795 4497,0 2248,0 2248,0 0,0">
              <text:p/>
            </draw:polygon>
            <draw:polygon draw:style-name="gr2" draw:text-style-name="P2" draw:layer="layout" svg:width="4.496cm" svg:height="0.794cm" svg:x="42.929cm" svg:y="2.998cm" svg:viewBox="0 0 4497 795" draw:points="0,795 0,795 4497,795 4497,795 4497,0 2248,0 2248,0 0,0">
              <text:p/>
            </draw:polygon>
          </draw:g>
          <draw:frame draw:style-name="gr4" draw:text-style-name="P5" draw:layer="layout" svg:width="4.496cm" svg:height="0.799cm" svg:x="42.929cm" svg:y="2.996cm">
            <draw:text-box>
              <text:p text:style-name="P4"><text:span text:style-name="T1">SCAS System</text:span></text:p>
            </draw:text-box>
          </draw:frame>
        </draw:g>
        <draw:g>
          <draw:polygon draw:style-name="gr1" draw:text-style-name="P1" draw:layer="layout" svg:width="4.496cm" svg:height="2.639cm" svg:x="48.063cm" svg:y="2.998cm" svg:viewBox="0 0 4497 2640" draw:points="0,2640 2248,2640 2248,2640 4497,2640 4497,0 2248,0 2248,0 0,0">
            <text:p/>
          </draw:polygon>
          <draw:polygon draw:style-name="gr2" draw:text-style-name="P2" draw:layer="layout" svg:width="4.496cm" svg:height="2.639cm" svg:x="48.063cm" svg:y="2.998cm" svg:viewBox="0 0 4497 2640" draw:points="0,2640 2248,2640 2248,2640 4497,2640 4497,0 2248,0 2248,0 0,0">
            <text:p/>
          </draw:polygon>
        </draw:g>
        <draw:g>
          <draw:g>
            <draw:polygon draw:style-name="gr3" draw:text-style-name="P3" draw:layer="layout" svg:width="4.496cm" svg:height="0.794cm" svg:x="48.063cm" svg:y="2.998cm" svg:viewBox="0 0 4497 795" draw:points="0,795 0,795 4497,795 4497,795 4497,0 2248,0 2248,0 0,0">
              <text:p/>
            </draw:polygon>
            <draw:polygon draw:style-name="gr2" draw:text-style-name="P2" draw:layer="layout" svg:width="4.496cm" svg:height="0.794cm" svg:x="48.063cm" svg:y="2.998cm" svg:viewBox="0 0 4497 795" draw:points="0,795 0,795 4497,795 4497,795 4497,0 2248,0 2248,0 0,0">
              <text:p/>
            </draw:polygon>
          </draw:g>
          <draw:frame draw:style-name="gr4" draw:text-style-name="P5" draw:layer="layout" svg:width="4.496cm" svg:height="0.799cm" svg:x="48.063cm" svg:y="2.996cm">
            <draw:text-box>
              <text:p text:style-name="P4"><text:span text:style-name="T1">Allocation System</text:span></text:p>
            </draw:text-box>
          </draw:frame>
        </draw:g>
        <draw:g>
          <draw:polygon draw:style-name="gr1" draw:text-style-name="P1" draw:layer="layout" svg:width="9.397cm" svg:height="4.735cm" svg:x="3.175cm" svg:y="2.459cm" svg:viewBox="0 0 9398 4736" draw:points="0,4736 4698,4736 4698,4736 9398,4736 9398,0 4698,0 4698,0 0,0">
            <text:p/>
          </draw:polygon>
          <draw:polygon draw:style-name="gr2" draw:text-style-name="P2" draw:layer="layout" svg:width="9.397cm" svg:height="4.735cm" svg:x="3.175cm" svg:y="2.459cm" svg:viewBox="0 0 9398 4736" draw:points="0,4736 4698,4736 4698,4736 9398,4736 9398,0 4698,0 4698,0 0,0">
            <text:p/>
          </draw:polygon>
        </draw:g>
        <draw:g>
          <draw:g>
            <draw:polygon draw:style-name="gr3" draw:text-style-name="P3" draw:layer="layout" svg:width="9.397cm" svg:height="0.794cm" svg:x="3.175cm" svg:y="2.459cm" svg:viewBox="0 0 9398 795" draw:points="0,795 0,795 9398,795 9398,795 9398,0 4698,0 4698,0 0,0">
              <text:p/>
            </draw:polygon>
            <draw:polygon draw:style-name="gr2" draw:text-style-name="P2" draw:layer="layout" svg:width="9.397cm" svg:height="0.794cm" svg:x="3.175cm" svg:y="2.459cm" svg:viewBox="0 0 9398 795" draw:points="0,795 0,795 9398,795 9398,795 9398,0 4698,0 4698,0 0,0">
              <text:p/>
            </draw:polygon>
          </draw:g>
          <draw:frame draw:style-name="gr14" draw:text-style-name="P5" draw:layer="layout" svg:width="8.606cm" svg:height="1.418cm" svg:x="3.175cm" svg:y="2.148cm">
            <draw:text-box>
              <text:p text:style-name="P4"><text:span text:style-name="T1">Control Manager – Baseline System Instance</text:span></text:p>
            </draw:text-box>
          </draw:frame>
        </draw:g>
        <draw:g>
          <draw:polygon draw:style-name="gr1" draw:text-style-name="P1" draw:layer="layout" svg:width="4.496cm" svg:height="1.69cm" svg:x="13.487cm" svg:y="15.767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13.487cm" svg:y="15.767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13.487cm" svg:y="15.767cm">
          <draw:text-box>
            <text:p text:style-name="P4"><text:span text:style-name="T4">Configuration</text:span><text:span text:style-name="T4"><text:line-break/></text:span><text:span text:style-name="T4">(JSON to STL/Eigen)</text:span></text:p>
          </draw:text-box>
        </draw:frame>
        <draw:g>
          <draw:polyline draw:style-name="gr8" draw:text-style-name="P2" draw:layer="layout" svg:width="5.086cm" svg:height="0.919cm" svg:x="46.819cm" svg:y="11.402cm" svg:viewBox="0 0 5087 920" draw:points="0,0 476,0 476,920 5087,920">
            <text:p/>
          </draw:polyline>
          <draw:frame draw:style-name="gr7" draw:text-style-name="P2" draw:layer="layout" svg:width="1.411cm" svg:height="0.63cm" svg:x="48.197cm" svg:y="12.007cm">
            <draw:text-box>
              <text:p text:style-name="P4"><text:span text:style-name="T6">sensFilt</text:span></text:p>
            </draw:text-box>
          </draw:frame>
        </draw:g>
        <draw:g>
          <draw:polyline draw:style-name="gr8" draw:text-style-name="P2" draw:layer="layout" svg:width="1.509cm" svg:height="1.943cm" svg:x="50.397cm" svg:y="13.166cm" svg:viewBox="0 0 1510 1944" draw:points="0,1944 477,1944 477,0 1510,0">
            <text:p/>
          </draw:polyline>
          <draw:frame draw:style-name="gr7" draw:text-style-name="P2" draw:layer="layout" svg:width="1.411cm" svg:height="0.63cm" svg:x="50.167cm" svg:y="13.545cm">
            <draw:text-box>
              <text:p text:style-name="P4"><text:span text:style-name="T6">navFilt</text:span></text:p>
            </draw:text-box>
          </draw:frame>
        </draw:g>
        <draw:g>
          <draw:line draw:style-name="gr8" draw:text-style-name="P2" draw:layer="layout" svg:x1="44.571cm" svg:y1="12.247cm" svg:x2="44.571cm" svg:y2="13.199cm">
            <text:p/>
          </draw:line>
          <draw:frame draw:style-name="gr7" draw:text-style-name="P2" draw:layer="layout" svg:width="1.411cm" svg:height="0.63cm" svg:x="43.866cm" svg:y="12.409cm">
            <draw:text-box>
              <text:p text:style-name="P4"><text:span text:style-name="T6">sensFilt</text:span></text:p>
            </draw:text-box>
          </draw:frame>
        </draw:g>
        <draw:line draw:style-name="gr8" draw:text-style-name="P2" draw:layer="layout" svg:x1="43.559cm" svg:y1="15.155cm" svg:x2="45.583cm" svg:y2="15.155cm">
          <text:p/>
        </draw:line>
        <draw:g>
          <draw:polyline draw:style-name="gr9" draw:text-style-name="P2" draw:layer="layout" svg:width="3.042cm" svg:height="0.027cm" svg:x="2.159cm" svg:y="5.053cm" svg:viewBox="0 0 3043 28" draw:points="0,28 0,0 3043,0">
            <text:p/>
          </draw:polyline>
          <draw:frame draw:style-name="gr7" draw:text-style-name="P5" draw:layer="layout" svg:width="1.994cm" svg:height="0.63cm" svg:x="2.663cm" svg:y="4.738cm">
            <draw:text-box>
              <text:p text:style-name="P4"><text:span text:style-name="T6">FMU</text:span></text:p>
            </draw:text-box>
          </draw:frame>
        </draw:g>
        <draw:g>
          <draw:polyline draw:style-name="gr9" draw:text-style-name="P2" draw:layer="layout" svg:width="4.14cm" svg:height="0.158cm" svg:x="13.208cm" svg:y="11.125cm" svg:viewBox="0 0 4141 159" draw:points="0,0 0,159 4141,159">
            <text:p/>
          </draw:polyline>
          <draw:frame draw:style-name="gr7" draw:text-style-name="P2" draw:layer="layout" svg:width="1.411cm" svg:height="0.63cm" svg:x="14.493cm" svg:y="10.969cm">
            <draw:text-box>
              <text:p text:style-name="P4"><text:span text:style-name="T6">FMU</text:span></text:p>
            </draw:text-box>
          </draw:frame>
        </draw:g>
        <draw:g>
          <draw:polyline draw:style-name="gr15" draw:text-style-name="P2" draw:layer="layout" svg:width="4.073cm" svg:height="0.043cm" svg:x="56.401cm" svg:y="12.7cm" svg:viewBox="0 0 4074 44" draw:points="0,44 4074,44 4074,0">
            <text:p/>
          </draw:polyline>
          <draw:frame draw:style-name="gr7" draw:text-style-name="P2" draw:layer="layout" svg:width="1.411cm" svg:height="0.63cm" svg:x="57.754cm" svg:y="12.429cm">
            <draw:text-box>
              <text:p text:style-name="P4"><text:span text:style-name="T6">sensProc</text:span></text:p>
            </draw:text-box>
          </draw:frame>
        </draw:g>
        <draw:g>
          <draw:polyline draw:style-name="gr9" draw:text-style-name="P2" draw:layer="layout" svg:width="3.185cm" svg:height="0.028cm" svg:x="39.138cm" svg:y="11.402cm" svg:viewBox="0 0 3186 29" draw:points="0,29 0,0 3186,0">
            <text:p/>
          </draw:polyline>
          <draw:frame draw:style-name="gr7" draw:text-style-name="P2" draw:layer="layout" svg:width="1.411cm" svg:height="0.63cm" svg:x="40.011cm" svg:y="11.088cm">
            <draw:text-box>
              <text:p text:style-name="P4"><text:span text:style-name="T6">Fmu</text:span></text:p>
            </draw:text-box>
          </draw:frame>
        </draw:g>
        <draw:g>
          <draw:polyline draw:style-name="gr9" draw:text-style-name="P2" draw:layer="layout" svg:width="2.421cm" svg:height="0.02cm" svg:x="37.106cm" svg:y="20.777cm" svg:viewBox="0 0 2422 21" draw:points="0,0 0,21 2422,21">
            <text:p/>
          </draw:polyline>
          <draw:frame draw:style-name="gr7" draw:text-style-name="P2" draw:layer="layout" svg:width="1.411cm" svg:height="0.63cm" svg:x="37.602cm" svg:y="20.482cm">
            <draw:text-box>
              <text:p text:style-name="P4"><text:span text:style-name="T12">waypt</text:span></text:p>
            </draw:text-box>
          </draw:frame>
        </draw:g>
        <draw:g>
          <draw:polyline draw:style-name="gr9" draw:text-style-name="P2" draw:layer="layout" svg:width="2.421cm" svg:height="0.02cm" svg:x="37.106cm" svg:y="21.901cm" svg:viewBox="0 0 2422 21" draw:points="0,0 0,21 2422,21">
            <text:p/>
          </draw:polyline>
          <draw:frame draw:style-name="gr7" draw:text-style-name="P2" draw:layer="layout" svg:width="1.411cm" svg:height="0.63cm" svg:x="37.602cm" svg:y="21.606cm">
            <draw:text-box>
              <text:p text:style-name="P4"><text:span text:style-name="T6">sensProc</text:span></text:p>
            </draw:text-box>
          </draw:frame>
        </draw:g>
        <draw:g>
          <draw:polygon draw:style-name="gr1" draw:text-style-name="P1" draw:layer="layout" svg:width="4.496cm" svg:height="1.69cm" svg:x="57.483cm" svg:y="27.172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57.483cm" svg:y="27.172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57.483cm" svg:y="27.172cm">
          <draw:text-box>
            <text:p text:style-name="P4"><text:span text:style-name="T2">Surface Allocation and Limiting</text:span></text:p>
          </draw:text-box>
        </draw:frame>
        <draw:g>
          <draw:polyline draw:style-name="gr15" draw:text-style-name="P2" draw:layer="layout" svg:width="2.791cm" svg:height="0.076cm" svg:x="61.979cm" svg:y="27.94cm" svg:viewBox="0 0 2792 77" draw:points="0,77 2792,77 2792,0">
            <text:p/>
          </draw:polyline>
          <draw:frame draw:style-name="gr7" draw:text-style-name="P2" draw:layer="layout" svg:width="1.411cm" svg:height="0.63cm" svg:x="62.707cm" svg:y="27.702cm">
            <draw:text-box>
              <text:p text:style-name="P4"><text:span text:style-name="T6">actCmd</text:span></text:p>
            </draw:text-box>
          </draw:frame>
        </draw:g>
        <draw:g>
          <draw:line draw:style-name="gr8" draw:text-style-name="P2" draw:layer="layout" svg:x1="52.842cm" svg:y1="28.016cm" svg:x2="57.482cm" svg:y2="28.016cm">
            <text:p/>
          </draw:line>
          <draw:frame draw:style-name="gr7" draw:text-style-name="P2" draw:layer="layout" svg:width="1.411cm" svg:height="0.63cm" svg:x="54.457cm" svg:y="27.702cm">
            <draw:text-box>
              <text:p text:style-name="P4"><text:span text:style-name="T6">allocCmd</text:span></text:p>
            </draw:text-box>
          </draw:frame>
        </draw:g>
        <draw:g>
          <draw:polyline draw:style-name="gr16" draw:text-style-name="P2" draw:layer="layout" svg:width="3.113cm" svg:height="0.103cm" svg:x="37.846cm" svg:y="29.869cm" svg:viewBox="0 0 3114 104" draw:points="0,104 0,0 3114,0">
            <text:p/>
          </draw:polyline>
          <draw:frame draw:style-name="gr7" draw:text-style-name="P2" draw:layer="layout" svg:width="1.411cm" svg:height="0.63cm" svg:x="38.645cm" svg:y="29.554cm">
            <draw:text-box>
              <text:p text:style-name="P4"><text:span text:style-name="T6">sensProc</text:span></text:p>
            </draw:text-box>
          </draw:frame>
        </draw:g>
        <draw:g>
          <draw:polyline draw:style-name="gr16" draw:text-style-name="P2" draw:layer="layout" svg:width="5.266cm" svg:height="0.984cm" svg:x="38.989cm" svg:y="31.528cm" svg:viewBox="0 0 5267 985" draw:points="0,985 5267,985 5267,0">
            <text:p/>
          </draw:polyline>
          <draw:frame draw:style-name="gr7" draw:text-style-name="P2" draw:layer="layout" svg:width="1.411cm" svg:height="0.63cm" svg:x="41.408cm" svg:y="32.198cm">
            <draw:text-box>
              <text:p text:style-name="P4"><text:span text:style-name="T7">excite</text:span></text:p>
            </draw:text-box>
          </draw:frame>
        </draw:g>
        <draw:g>
          <draw:line draw:style-name="gr15" draw:text-style-name="P2" draw:layer="layout" svg:x1="48.555cm" svg:y1="30.342cm" svg:x2="50.188cm" svg:y2="30.315cm">
            <text:p/>
          </draw:line>
          <draw:frame draw:style-name="gr7" draw:text-style-name="P2" draw:layer="layout" svg:width="1.411cm" svg:height="0.63cm" svg:x="48.666cm" svg:y="30.013cm">
            <draw:text-box>
              <text:p text:style-name="P4"><text:span text:style-name="T7">pilotCmd</text:span></text:p>
            </draw:text-box>
          </draw:frame>
        </draw:g>
        <draw:g>
          <draw:polyline draw:style-name="gr9" draw:text-style-name="P2" draw:layer="layout" svg:width="2.108cm" svg:height="0.005cm" svg:x="41.951cm" svg:y="30.341cm" svg:viewBox="0 0 2109 6" draw:points="0,6 0,0 2109,0">
            <text:p/>
          </draw:polyline>
          <draw:frame draw:style-name="gr7" draw:text-style-name="P2" draw:layer="layout" svg:width="1.411cm" svg:height="0.63cm" svg:x="42.297cm" svg:y="30.026cm">
            <draw:text-box>
              <text:p text:style-name="P4"><text:span text:style-name="T7">pilotRx</text:span></text:p>
            </draw:text-box>
          </draw:frame>
        </draw:g>
        <draw:g>
          <draw:polygon draw:style-name="gr1" draw:text-style-name="P1" draw:layer="layout" svg:width="4.496cm" svg:height="2.966cm" svg:x="5.201cm" svg:y="3.57cm" svg:viewBox="0 0 4497 2967" draw:points="0,2967 2248,2967 2248,2967 4497,2967 4497,0 2248,0 2248,0 0,0">
            <text:p/>
          </draw:polygon>
          <draw:polygon draw:style-name="gr2" draw:text-style-name="P2" draw:layer="layout" svg:width="4.496cm" svg:height="2.966cm" svg:x="5.201cm" svg:y="3.57cm" svg:viewBox="0 0 4497 2967" draw:points="0,2967 2248,2967 2248,2967 4497,2967 4497,0 2248,0 2248,0 0,0">
            <text:p/>
          </draw:polygon>
        </draw:g>
        <draw:g>
          <draw:g>
            <draw:polygon draw:style-name="gr3" draw:text-style-name="P3" draw:layer="layout" svg:width="4.496cm" svg:height="1.429cm" svg:x="5.201cm" svg:y="3.57cm" svg:viewBox="0 0 4497 1430" draw:points="0,1430 0,1430 4497,1430 4497,1430 4497,0 2248,0 2248,0 0,0">
              <text:p/>
            </draw:polygon>
            <draw:polygon draw:style-name="gr2" draw:text-style-name="P2" draw:layer="layout" svg:width="4.496cm" svg:height="1.429cm" svg:x="5.201cm" svg:y="3.57cm" svg:viewBox="0 0 4497 1430" draw:points="0,1430 0,1430 4497,1430 4497,1430 4497,0 2248,0 2248,0 0,0">
              <text:p/>
            </draw:polygon>
          </draw:g>
          <draw:frame draw:style-name="gr5" draw:text-style-name="P5" draw:layer="layout" svg:width="4.496cm" svg:height="1.429cm" svg:x="5.201cm" svg:y="3.57cm">
            <draw:text-box>
              <text:p text:style-name="P4"><text:span text:style-name="T1">Input Processing System</text:span></text:p>
            </draw:text-box>
          </draw:frame>
        </draw:g>
        <draw:g>
          <draw:polyline draw:style-name="gr8" draw:text-style-name="P2" draw:layer="layout" svg:width="6.413cm" svg:height="1.688cm" svg:x="8.573cm" svg:y="6.536cm" svg:viewBox="0 0 6414 1689" draw:points="0,0 0,1689 6414,1689">
            <text:p/>
          </draw:polyline>
          <draw:frame draw:style-name="gr7" draw:text-style-name="P2" draw:layer="layout" svg:width="1.411cm" svg:height="0.63cm" svg:x="10.23cm" svg:y="7.909cm">
            <draw:text-box>
              <text:p text:style-name="P4"><text:span text:style-name="T6">senProc</text:span></text:p>
            </draw:text-box>
          </draw:frame>
        </draw:g>
        <draw:g>
          <draw:polyline draw:style-name="gr2" draw:text-style-name="P2" draw:layer="layout" svg:width="11.514cm" svg:height="1.124cm" svg:x="9.697cm" svg:y="4.311cm" svg:viewBox="0 0 11515 1125" draw:points="0,0 10413,0 10413,1125 11515,1125">
            <text:p/>
          </draw:polyline>
          <draw:frame draw:style-name="gr7" draw:text-style-name="P2" draw:layer="layout" svg:width="1.546cm" svg:height="0.63cm" svg:x="15.243cm" svg:y="3.997cm">
            <draw:text-box>
              <text:p text:style-name="P4"><text:span text:style-name="T6">pilotMode</text:span></text:p>
            </draw:text-box>
          </draw:frame>
        </draw:g>
        <draw:g>
          <draw:polyline draw:style-name="gr8" draw:text-style-name="P2" draw:layer="layout" svg:width="4.804cm" svg:height="1.584cm" svg:x="31.75cm" svg:y="2.628cm" svg:viewBox="0 0 4805 1585" draw:points="0,1585 2736,1585 2736,0 4805,0">
            <text:p/>
          </draw:polyline>
          <draw:frame draw:style-name="gr7" draw:text-style-name="P2" draw:layer="layout" svg:width="1.411cm" svg:height="0.63cm" svg:x="33.78cm" svg:y="3.439cm">
            <draw:text-box>
              <text:p text:style-name="P4"><text:span text:style-name="T6">missMgr</text:span></text:p>
            </draw:text-box>
          </draw:frame>
        </draw:g>
        <draw:g>
          <draw:path draw:style-name="gr8" draw:text-style-name="P2" draw:layer="layout" svg:width="4.804cm" svg:height="4.464cm" svg:x="31.75cm" svg:y="5.239cm" svg:viewBox="0 0 4805 4465" svg:d="M0 4465h2286v-4359h1048c0-19 5-36 15-53 9-17 22-29 38-39 17-10 34-14 53-14 20 0 37 4 53 14 17 10 30 22 39 39 10 17 14 34 14 53h1259">
            <text:p/>
          </draw:path>
          <draw:frame draw:style-name="gr7" draw:text-style-name="P2" draw:layer="layout" svg:width="1.411cm" svg:height="0.63cm" svg:x="33.33cm" svg:y="7.093cm">
            <draw:text-box>
              <text:p text:style-name="P4"><text:span text:style-name="T7">excite</text:span></text:p>
            </draw:text-box>
          </draw:frame>
        </draw:g>
        <draw:frame draw:style-name="gr5" draw:text-style-name="P2" draw:layer="layout" svg:width="4.496cm" svg:height="1.429cm" svg:x="26.659cm" svg:y="7.379cm">
          <draw:text-box>
            <text:p text:style-name="P4"><text:span text:style-name="T3">Excitation Generation</text:span></text:p>
          </draw:text-box>
        </draw:frame>
        <draw:frame draw:style-name="gr5" draw:text-style-name="P2" draw:layer="layout" svg:width="4.496cm" svg:height="1.429cm" svg:x="26.659cm" svg:y="7.38cm">
          <draw:text-box>
            <text:p text:style-name="P4"><text:span text:style-name="T3">Excitation Generation</text:span></text:p>
          </draw:text-box>
        </draw:frame>
        <draw:g>
          <draw:polygon draw:style-name="gr1" draw:text-style-name="P1" draw:layer="layout" svg:width="4.496cm" svg:height="1.69cm" svg:x="21.209cm" svg:y="7.874cm" svg:viewBox="0 0 4497 1691" draw:points="0,1691 2248,1691 2248,1691 4497,1691 4497,0 2248,0 2248,0 0,0">
            <text:p/>
          </draw:polygon>
          <draw:polygon draw:style-name="gr2" draw:text-style-name="P2" draw:layer="layout" svg:width="4.496cm" svg:height="1.69cm" svg:x="21.209cm" svg:y="7.874cm" svg:viewBox="0 0 4497 1691" draw:points="0,1691 2248,1691 2248,1691 4497,1691 4497,0 2248,0 2248,0 0,0">
            <text:p/>
          </draw:polygon>
        </draw:g>
        <draw:frame draw:style-name="gr5" draw:text-style-name="P2" draw:layer="layout" svg:width="4.496cm" svg:height="1.429cm" svg:x="21.21cm" svg:y="8.001cm">
          <draw:text-box>
            <text:p text:style-name="P4"><text:span text:style-name="T4">Waveform Gener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10" svg:d="M10 0l-10 10h20z"/>
    <draw:marker draw:name="Marker_5f_1" draw:display-name="Marker_1" svg:viewBox="0 0 20 20" svg:d="M10 0l-10 20h20z"/>
    <draw:marker draw:name="Marker_5f_2" draw:display-name="Marker_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1.28cm" fo:page-height="41.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1T11:44:08.299000000</dc:date>
    <dc:description/>
    <dc:subject/>
    <dc:title/>
    <meta:creation-date>2016-06-08T22:15:53Z</meta:creation-date>
    <meta:initial-creator>Chris Regan</meta:initial-creator>
    <meta:keyword/>
    <meta:generator>LibreOffice/4.4.4.3$Windows_x86 LibreOffice_project/2c39ebcf046445232b798108aa8a7e7d89552ea8</meta:generator>
    <meta:editing-duration>PT12M7S</meta:editing-duration>
    <meta:editing-cycles>3</meta:editing-cycles>
    <meta:document-statistic meta:object-count="288"/>
  </office:meta>
</office:document-meta>
</file>